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3cm"/>
    </style:style>
    <style:style style:name="co2" style:family="table-column">
      <style:table-column-properties fo:break-before="auto" style:column-width="16.265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857cm"/>
    </style:style>
    <style:style style:name="co8" style:family="table-column">
      <style:table-column-properties fo:break-before="auto" style:column-width="14.323cm"/>
    </style:style>
    <style:style style:name="co9" style:family="table-column">
      <style:table-column-properties fo:break-before="auto" style:column-width="11.4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Op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Bugs in maucisynth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Priority</text:p>
          </table:table-cell>
          <table:table-cell office:value-type="string">
            <text:p>Found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ddenly worsening cracking with multiple notes playing, finally JACK xrun</text:p>
          </table:table-cell>
          <table:table-cell office:value-type="float" office:value="5">
            <text:p>5</text:p>
          </table:table-cell>
          <table:table-cell table:style-name="ce2" office:value-type="date" office:date-value="2012-04-01">
            <text:p>01.04.1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wtooth and pulse waves sound louder than other waveforms. Find optimal amplitude by Fourier analysis.</text:p>
          </table:table-cell>
          <table:table-cell office:value-type="float" office:value="1">
            <text:p>1</text:p>
          </table:table-cell>
          <table:table-cell table:style-name="ce2" office:value-type="date" office:date-value="2012-04-01">
            <text:p>01.04.12</text:p>
          </table:table-cell>
          <table:table-cell/>
        </table:table-row>
      </table:table>
      <table:table table:name="Fixed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>
            <text:p>Fixed bug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Priority</text:p>
          </table:table-cell>
          <table:table-cell office:value-type="string">
            <text:p>Found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velope: note keeps playing when A=100, R=5, bufferLength=128, fast note on-off</text:p>
          </table:table-cell>
          <table:table-cell office:value-type="float" office:value="5">
            <text:p>5</text:p>
          </table:table-cell>
          <table:table-cell table:style-name="ce2" office:value-type="date" office:date-value="2012-04-01">
            <text:p>01.04.12</text:p>
          </table:table-cell>
          <table:table-cell table:style-name="ce2" office:value-type="date" office:date-value="2012-04-01">
            <text:p>01.04.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e retriggering to work properly</text:p>
          </table:table-cell>
          <table:table-cell office:value-type="float" office:value="5">
            <text:p>5</text:p>
          </table:table-cell>
          <table:table-cell table:style-name="ce2" office:value-type="date" office:date-value="2012-04-01">
            <text:p>01.04.12</text:p>
          </table:table-cell>
          <table:table-cell table:style-name="ce2" office:value-type="date" office:date-value="2012-04-01">
            <text:p>01.04.12</text:p>
          </table:table-cell>
        </table:table-row>
      </table:table>
      <table:table table:name="Unknown" table:style-name="ta1" table:print="false"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Bugs that don't seem appear any mo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inOscillator: !(-1 &lt;= angle &lt;= 1) after synthesizeFromWavetable</text:p>
          </table:table-cell>
          <table:table-cell office:value-type="float" office:value="5">
            <text:p>5</text:p>
          </table:table-cell>
          <table:table-cell table:style-name="ce2" office:value-type="date" office:date-value="2012-04-01">
            <text:p>01.04.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rash on startup, but only sometimes</text:p>
          </table:table-cell>
          <table:table-cell office:value-type="float" office:value="5">
            <text:p>5</text:p>
          </table:table-cell>
          <table:table-cell table:style-name="ce2" office:value-type="date" office:date-value="2012-04-01">
            <text:p>01.04.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1.04.2012</text:date>, <text:time>20:14:4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4-01T17:56:12</meta:creation-date>
    <dc:date>2012-04-01T20:14:46</dc:date>
    <dc:creator>AT </dc:creator>
    <meta:editing-duration>PT01H09M58S</meta:editing-duration>
    <meta:editing-cycles>11</meta:editing-cycles>
    <meta:generator>OpenOffice.org/3.2$Linux OpenOffice.org_project/320m12$Build-9483</meta:generator>
    <meta:document-statistic meta:table-count="3" meta:cell-count="39" meta:object-count="0"/>
  </office:meta>
</office:document-meta>
</file>